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41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25.46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35.49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27.01pt"/>
    </style:style>
    <style:style style:name="co15" style:family="table-column">
      <style:table-column-properties fo:break-before="auto" style:column-width="58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  <style:map style:condition="cell-content()=&quot;Generic&quot;" style:apply-style-name="greyed_5f_out" style:base-cell-address="Sheet1.B1"/>
      <style:map style:condition="cell-content()=&quot;other&quot;" style:apply-style-name="greyed_5f_out" style:base-cell-address="Sheet1.B1"/>
    </style:style>
    <style:style style:name="ce5" style:family="table-cell" style:parent-style-name="Default" style:data-style-name="N100">
      <style:text-properties fo:font-weight="bold" style:font-weight-asian="bold" style:font-weight-complex="bold"/>
      <style:map style:condition="cell-content()=&quot;Generic&quot;" style:apply-style-name="greyed_5f_out" style:base-cell-address="Sheet1.B1"/>
      <style:map style:condition="cell-content()=&quot;other&quot;" style:apply-style-name="greyed_5f_out" style:base-cell-address="Sheet1.B1"/>
    </style:style>
    <style:style style:name="ce6" style:family="table-cell" style:parent-style-name="Default" style:data-style-name="N100">
      <style:map style:condition="cell-content()=&quot;Generic&quot;" style:apply-style-name="greyed_5f_out" style:base-cell-address="Sheet1.B4"/>
      <style:map style:condition="cell-content()=&quot;other&quot;" style:apply-style-name="greyed_5f_out" style:base-cell-address="Sheet1.B4"/>
    </style:style>
    <style:style style:name="ce7" style:family="table-cell" style:parent-style-name="Default" style:data-style-name="N100">
      <style:map style:condition="cell-content()=&quot;Generic&quot;" style:apply-style-name="greyed_5f_out" style:base-cell-address="Sheet1.B4"/>
      <style:map style:condition="cell-content()=&quot;other&quot;" style:apply-style-name="greyed_5f_out" style:base-cell-address="Sheet1.B4"/>
    </style:style>
    <style:style style:name="ce8" style:family="table-cell" style:parent-style-name="Default" style:data-style-name="N100">
      <style:table-cell-properties fo:background-color="#eeeeee"/>
      <style:map style:condition="cell-content()=&quot;Generic&quot;" style:apply-style-name="greyed_5f_out" style:base-cell-address="Sheet1.B4"/>
      <style:map style:condition="cell-content()=&quot;other&quot;" style:apply-style-name="greyed_5f_out" style:base-cell-address="Sheet1.B4"/>
    </style:style>
    <style:style style:name="ce9" style:family="table-cell" style:parent-style-name="Default" style:data-style-name="N100">
      <style:table-cell-properties fo:background-color="#eeeeee"/>
      <style:map style:condition="cell-content()=&quot;Generic&quot;" style:apply-style-name="greyed_5f_out" style:base-cell-address="Sheet1.B4"/>
      <style:map style:condition="cell-content()=&quot;other&quot;" style:apply-style-name="greyed_5f_out" style:base-cell-address="Sheet1.B4"/>
    </style:style>
    <style:style style:name="ce10" style:family="table-cell" style:parent-style-name="Default" style:data-style-name="N100">
      <style:table-cell-properties fo:background-color="#eeeeee"/>
      <style:map style:condition="cell-content()=&quot;Generic&quot;" style:apply-style-name="greyed_5f_out" style:base-cell-address="Sheet1.B4"/>
      <style:map style:condition="cell-content()=&quot;other&quot;" style:apply-style-name="greyed_5f_out" style:base-cell-address="Sheet1.B4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map style:condition="cell-content()=&quot;Generic&quot;" style:apply-style-name="greyed_5f_out" style:base-cell-address="Sheet1.B1"/>
      <style:map style:condition="cell-content()=&quot;other&quot;" style:apply-style-name="greyed_5f_out" style:base-cell-address="Sheet1.B1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ext-properties fo:font-weight="bold" style:font-weight-asian="bold" style:font-weight-complex="bold"/>
      <style:map style:condition="cell-content()=&quot;Generic&quot;" style:apply-style-name="greyed_5f_out" style:base-cell-address="Sheet1.B1"/>
      <style:map style:condition="cell-content()=&quot;other&quot;" style:apply-style-name="greyed_5f_out" style:base-cell-address="Sheet1.B1"/>
    </style:style>
    <style:style style:name="ce14" style:family="table-cell" style:parent-style-name="Default">
      <style:map style:condition="cell-content()=&quot;Generic&quot;" style:apply-style-name="greyed_5f_out" style:base-cell-address="Sheet1.B4"/>
      <style:map style:condition="cell-content()=&quot;other&quot;" style:apply-style-name="greyed_5f_out" style:base-cell-address="Sheet1.B4"/>
    </style:style>
    <style:style style:name="ce15" style:family="table-cell" style:parent-style-name="Default">
      <style:map style:condition="cell-content()=&quot;Generic&quot;" style:apply-style-name="greyed_5f_out" style:base-cell-address="Sheet1.B4"/>
      <style:map style:condition="cell-content()=&quot;other&quot;" style:apply-style-name="greyed_5f_out" style:base-cell-address="Sheet1.B4"/>
    </style:style>
    <style:style style:name="ce16" style:family="table-cell" style:parent-style-name="Default">
      <style:map style:condition="cell-content()=&quot;Generic&quot;" style:apply-style-name="greyed_5f_out" style:base-cell-address="Sheet1.B4"/>
      <style:map style:condition="cell-content()=&quot;other&quot;" style:apply-style-name="greyed_5f_out" style:base-cell-address="Sheet1.B4"/>
    </style:style>
    <style:style style:name="ce17" style:family="table-cell" style:parent-style-name="Default">
      <style:table-cell-properties fo:background-color="#eeeeee"/>
      <style:map style:condition="cell-content()=&quot;Generic&quot;" style:apply-style-name="greyed_5f_out" style:base-cell-address="Sheet1.B4"/>
      <style:map style:condition="cell-content()=&quot;other&quot;" style:apply-style-name="greyed_5f_out" style:base-cell-address="Sheet1.B4"/>
    </style:style>
    <style:style style:name="ce18" style:family="table-cell" style:parent-style-name="Default">
      <style:map style:condition="cell-content()=&quot;Generic&quot;" style:apply-style-name="greyed_5f_out" style:base-cell-address="Sheet1.B4"/>
      <style:map style:condition="cell-content()=&quot;other&quot;" style:apply-style-name="greyed_5f_out" style:base-cell-address="Sheet1.B4"/>
    </style:style>
    <style:style style:name="ce19" style:family="table-cell" style:parent-style-name="Default">
      <style:map style:condition="cell-content()=&quot;Generic&quot;" style:apply-style-name="greyed_5f_out" style:base-cell-address="Sheet1.B4"/>
      <style:map style:condition="cell-content()=&quot;other&quot;" style:apply-style-name="greyed_5f_out" style:base-cell-address="Sheet1.B4"/>
    </style:style>
    <style:style style:name="ce20" style:family="table-cell" style:parent-style-name="Default">
      <style:map style:condition="cell-content()=&quot;Generic&quot;" style:apply-style-name="greyed_5f_out" style:base-cell-address="Sheet1.B4"/>
      <style:map style:condition="cell-content()=&quot;other&quot;" style:apply-style-name="greyed_5f_out" style:base-cell-address="Sheet1.B4"/>
    </style:style>
    <style:style style:name="ce21" style:family="table-cell" style:parent-style-name="Default">
      <style:table-cell-properties fo:background-color="#eeeeee"/>
      <style:map style:condition="cell-content()=&quot;Generic&quot;" style:apply-style-name="greyed_5f_out" style:base-cell-address="Sheet1.B4"/>
      <style:map style:condition="cell-content()=&quot;other&quot;" style:apply-style-name="greyed_5f_out" style:base-cell-address="Sheet1.B4"/>
    </style:style>
    <style:style style:name="ce22" style:family="table-cell" style:parent-style-name="Default">
      <style:table-cell-properties fo:background-color="#eeeeee"/>
      <style:map style:condition="cell-content()=&quot;Generic&quot;" style:apply-style-name="greyed_5f_out" style:base-cell-address="Sheet1.B4"/>
      <style:map style:condition="cell-content()=&quot;other&quot;" style:apply-style-name="greyed_5f_out" style:base-cell-address="Sheet1.B4"/>
    </style:style>
    <style:style style:name="ce23" style:family="table-cell" style:parent-style-name="Default">
      <style:table-cell-properties fo:background-color="#eeeeee"/>
      <style:map style:condition="cell-content()=&quot;Generic&quot;" style:apply-style-name="greyed_5f_out" style:base-cell-address="Sheet1.B4"/>
      <style:map style:condition="cell-content()=&quot;other&quot;" style:apply-style-name="greyed_5f_out" style:base-cell-address="Sheet1.B4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fo:background-color="#eeeeee"/>
      <style:map style:condition="cell-content()=&quot;Generic&quot;" style:apply-style-name="greyed_5f_out" style:base-cell-address="Sheet1.D20"/>
      <style:map style:condition="cell-content()=&quot;other&quot;" style:apply-style-name="greyed_5f_out" style:base-cell-address="Sheet1.D20"/>
    </style:style>
    <style:style style:name="ce26" style:family="table-cell" style:parent-style-name="Default" style:data-style-name="N123"/>
    <style:style style:name="ce27" style:family="table-cell" style:parent-style-name="Default" style:data-style-name="N123">
      <style:table-cell-properties fo:wrap-option="wrap"/>
      <style:text-properties fo:font-weight="bold" style:font-weight-asian="bold" style:font-weight-complex="bold" fo:hyphenate="true"/>
    </style:style>
    <style:style style:name="ce28" style:family="table-cell" style:parent-style-name="Default" style:data-style-name="N123">
      <style:table-cell-properties fo:background-color="#eeeeee"/>
    </style:style>
    <style:style style:name="ce29" style:family="table-cell" style:parent-style-name="Default" style:data-style-name="N122"/>
    <style:style style:name="ce30" style:family="table-cell" style:parent-style-name="Default" style:data-style-name="N122">
      <style:table-cell-properties fo:wrap-option="wrap"/>
      <style:text-properties fo:font-weight="bold" style:font-weight-asian="bold" style:font-weight-complex="bold" fo:hyphenate="true"/>
    </style:style>
    <style:style style:name="ce31" style:family="table-cell" style:parent-style-name="Default" style:data-style-name="N122">
      <style:table-cell-properties fo:background-color="#eeeeee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wrap-option="wrap"/>
      <style:text-properties fo:font-weight="bold" style:font-weight-asian="bold" style:font-weight-complex="bold" fo:hyphenate="true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5" style:family="table-cell" style:parent-style-name="Default" style:data-style-name="N0">
      <style:table-cell-properties fo:background-color="#eeeeee" style:text-align-source="fix" style:repeat-content="false"/>
      <style:paragraph-properties fo:text-align="end" fo:margin-left="0pt"/>
    </style:style>
    <style:style style:name="ce36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37" style:family="table-cell" style:parent-style-name="Default" style:data-style-name="N122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38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39" style:family="table-cell" style:parent-style-name="Default" style:data-style-name="N0">
      <style:table-cell-properties fo:background-color="#eeeeee"/>
    </style:style>
    <style:style style:name="ce40" style:family="table-cell" style:parent-style-name="Default" style:data-style-name="N0">
      <style:text-properties fo:font-weight="bold" style:font-weight-asian="bold" style:font-weight-complex="bold"/>
    </style:style>
    <style:style style:name="ce41" style:family="table-cell" style:parent-style-name="Default" style:data-style-name="N122">
      <style:text-properties fo:font-weight="bold" style:font-weight-asian="bold" style:font-weight-complex="bold"/>
    </style:style>
    <style:style style:name="ce42" style:family="table-cell" style:parent-style-name="Default" style:data-style-name="N122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S1"/>
    </style:style>
    <style:style style:name="ce43" style:family="table-cell" style:parent-style-name="Default" style:data-style-name="N122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  <style:map style:condition="cell-content()&lt;=-2" style:apply-style-name="unhighlight" style:base-cell-address="Sheet1.S1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S1"/>
    </style:style>
    <style:style style:name="ce45" style:family="table-cell" style:parent-style-name="Default" style:data-style-name="N1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  <style:map style:condition="cell-content()&lt;=-2" style:apply-style-name="unhighlight" style:base-cell-address="Sheet1.S1"/>
    </style:style>
    <style:style style:name="ce46" style:family="table-cell" style:parent-style-name="Default" style:data-style-name="N1"/>
    <style:style style:name="ce47" style:family="table-cell" style:parent-style-name="Default" style:data-style-name="N1">
      <style:table-cell-properties fo:background-color="#eeeeee"/>
    </style:style>
    <style:style style:name="ce4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4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number-columns-repeated="2" table:default-cell-style-name="ce26"/>
        <table:table-column table:style-name="co11" table:default-cell-style-name="ce29"/>
        <table:table-column table:style-name="co12" table:default-cell-style-name="Default"/>
        <table:table-column table:style-name="co13" table:default-cell-style-name="ce29"/>
        <table:table-column table:style-name="co14" table:default-cell-style-name="ce32"/>
        <table:table-column table:style-name="co6" table:default-cell-style-name="ce29"/>
        <table:table-column table:style-name="co3" table:default-cell-style-name="ce29"/>
        <table:table-column table:style-name="co8" table:default-cell-style-name="ce46"/>
        <table:table-column table:style-name="co15" table:default-cell-style-name="Default"/>
        <table:table-column table:style-name="co3" table:number-columns-repeated="1003" table:default-cell-style-name="Default"/>
        <table:table-row table:style-name="ro1">
          <table:table-cell table:style-name="ce1" office:value-type="string" calcext:value-type="string">
            <text:p>Number of devices:</text:p>
          </table:table-cell>
          <table:table-cell table:style-name="ce4" office:value-type="string" calcext:value-type="string">
            <text:p>Master: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/>
          <table:table-cell table:style-name="ce32"/>
          <table:table-cell table:style-name="ce36"/>
          <table:table-cell table:style-name="ce34"/>
          <table:table-cell table:style-name="ce36"/>
          <table:table-cell table:style-name="ce42"/>
          <table:table-cell table:style-name="ce44"/>
          <table:table-cell table:number-columns-repeated="1004"/>
        </table:table-row>
        <table:table-row table:style-name="ro1">
          <table:table-cell table:style-name="ce1"/>
          <table:table-cell table:style-name="ce1" office:value-type="string" calcext:value-type="string">
            <text:p>Slave: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1"/>
          <table:table-cell table:style-name="ce32"/>
          <table:table-cell table:style-name="ce36"/>
          <table:table-cell table:style-name="ce34"/>
          <table:table-cell table:style-name="ce36"/>
          <table:table-cell table:style-name="ce42"/>
          <table:table-cell table:style-name="ce44"/>
          <table:table-cell table:number-columns-repeated="1004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Package</text:p>
          </table:table-cell>
          <table:table-cell table:style-name="ce13" office:value-type="string" calcext:value-type="string">
            <text:p>Mfg</text:p>
          </table:table-cell>
          <table:table-cell table:style-name="ce24" office:value-type="string" calcext:value-type="string">
            <text:p>Mfg Part No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Reichelt PN</text:p>
          </table:table-cell>
          <table:table-cell table:style-name="ce2" office:value-type="string" calcext:value-type="string">
            <text:p>Qty Master</text:p>
          </table:table-cell>
          <table:table-cell table:style-name="ce2" office:value-type="string" calcext:value-type="string">
            <text:p>Qty Slave</text:p>
          </table:table-cell>
          <table:table-cell table:style-name="ce2" office:value-type="string" calcext:value-type="string">
            <text:p>MOQ</text:p>
          </table:table-cell>
          <table:table-cell table:style-name="ce2" office:value-type="string" calcext:value-type="string">
            <text:p>Unit</text:p>
          </table:table-cell>
          <table:table-cell table:style-name="ce27" office:value-type="string" calcext:value-type="string">
            <text:p>Price/ Unit</text:p>
          </table:table-cell>
          <table:table-cell table:style-name="ce27" office:value-type="string" calcext:value-type="string">
            <text:p>Price Master</text:p>
          </table:table-cell>
          <table:table-cell table:style-name="ce27" office:value-type="string" calcext:value-type="string">
            <text:p>Price Slave</text:p>
          </table:table-cell>
          <table:table-cell table:style-name="ce30" office:value-type="string" calcext:value-type="string">
            <text:p>Price total</text:p>
          </table:table-cell>
          <table:table-cell table:style-name="ce33" office:value-type="string" calcext:value-type="string">
            <text:p>MOQ match</text:p>
          </table:table-cell>
          <table:table-cell table:style-name="ce37" office:value-type="string" calcext:value-type="string">
            <text:p>Price total MOQ</text:p>
          </table:table-cell>
          <table:table-cell table:style-name="ce38" office:value-type="string" calcext:value-type="string">
            <text:p>Excl</text:p>
          </table:table-cell>
          <table:table-cell table:style-name="ce37" office:value-type="string" calcext:value-type="string">
            <text:p>TempSum</text:p>
          </table:table-cell>
          <table:table-cell table:style-name="ce43" office:value-type="string" calcext:value-type="string">
            <text:p>MOQ delta cost</text:p>
          </table:table-cell>
          <table:table-cell table:style-name="ce45" office:value-type="string" calcext:value-type="string">
            <text:p>MOQ delta qty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URL</text:p>
          </table:table-cell>
          <table:table-cell table:style-name="ce48" table:number-columns-repeated="1002"/>
        </table:table-row>
        <table:table-row table:style-name="ro1">
          <table:table-cell office:value-type="string" calcext:value-type="string">
            <text:p>Elko 47u/16V</text:p>
          </table:table-cell>
          <table:table-cell office:value-type="string" calcext:value-type="string">
            <text:p>RM2 Dia 5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LXZ160ETD470MEB5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LXZ 16/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" calcext:value-type="currency">
            <text:p>0.080 €</text:p>
          </table:table-cell>
          <table:table-cell table:formula="of:=[.G4]*[.K4]" office:value-type="currency" office:currency="EUR" office:value="0.08" calcext:value-type="currency">
            <text:p>0.080 €</text:p>
          </table:table-cell>
          <table:table-cell table:formula="of:=[.H4]*[.K4]" office:value-type="currency" office:currency="EUR" office:value="0" calcext:value-type="currency">
            <text:p>0.000 €</text:p>
          </table:table-cell>
          <table:table-cell table:formula="of:=[.G4]*[.K4]*[.$C$1]+[.H4]*[.K4]*[.$C$2]" office:value-type="currency" office:currency="EUR" office:value="0.08" calcext:value-type="currency">
            <text:p>0.08 €</text:p>
          </table:table-cell>
          <table:table-cell table:style-name="ce34" table:formula="of:=CEILING([.G4]*[.$C$1]/[.I4]+[.H4]*[.$C$2]/[.I4])" office:value-type="float" office:value="1" calcext:value-type="float">
            <text:p>1</text:p>
          </table:table-cell>
          <table:table-cell table:formula="of:=[.O4]*[.I4]*[.K4]" office:value-type="currency" office:currency="EUR" office:value="0.08" calcext:value-type="currency">
            <text:p>0.08 €</text:p>
          </table:table-cell>
          <table:table-cell office:value-type="float" office:value="0" calcext:value-type="float">
            <text:p>0</text:p>
          </table:table-cell>
          <table:table-cell table:formula="of:=[.P4]*(1-[.Q4])" office:value-type="currency" office:currency="EUR" office:value="0.08" calcext:value-type="currency">
            <text:p>0.08 €</text:p>
          </table:table-cell>
          <table:table-cell table:formula="of:=[.P4]-[.N4]" office:value-type="currency" office:currency="EUR" office:value="0" calcext:value-type="currency">
            <text:p>0.00 €</text:p>
          </table:table-cell>
          <table:table-cell table:formula="of:=[.O4]*[.I4]-([.G4]*[.$C$1]+[.H4]*[.$C$2])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Elkos-radial-105-C-5000-10000h/RAD-LXZ-16-47/3/index.html?ACTION=3&amp;LA=446&amp;ARTICLE=166362&amp;GROUPID=5513&amp;artnr=RAD+LXZ+16%2F47&amp;SEARCH=elko%2B47%2B25V%2B2mm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lko 220u/35V</text:p>
          </table:table-cell>
          <table:table-cell table:style-name="ce7" office:value-type="string" calcext:value-type="string">
            <text:p>RM3.5 Dia 8</text:p>
          </table:table-cell>
          <table:table-cell table:style-name="ce15" office:value-type="string" calcext:value-type="string">
            <text:p>Panasonic</text:p>
          </table:table-cell>
          <table:table-cell office:value-type="string" calcext:value-type="string">
            <text:p>ECA1VM22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-A 220U 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4" calcext:value-type="currency">
            <text:p>0.140 €</text:p>
          </table:table-cell>
          <table:table-cell table:formula="of:=[.G5]*[.K5]" office:value-type="currency" office:currency="EUR" office:value="0.14" calcext:value-type="currency">
            <text:p>0.140 €</text:p>
          </table:table-cell>
          <table:table-cell table:formula="of:=[.H5]*[.K5]" office:value-type="currency" office:currency="EUR" office:value="0" calcext:value-type="currency">
            <text:p>0.000 €</text:p>
          </table:table-cell>
          <table:table-cell table:formula="of:=[.G5]*[.K5]*[.$C$1]+[.H5]*[.K5]*[.$C$2]" office:value-type="currency" office:currency="EUR" office:value="0.14" calcext:value-type="currency">
            <text:p>0.14 €</text:p>
          </table:table-cell>
          <table:table-cell table:style-name="ce34" table:formula="of:=CEILING([.G5]*[.$C$1]/[.I5]+[.H5]*[.$C$2]/[.I5])" office:value-type="float" office:value="1" calcext:value-type="float">
            <text:p>1</text:p>
          </table:table-cell>
          <table:table-cell table:formula="of:=[.O5]*[.I5]*[.K5]" office:value-type="currency" office:currency="EUR" office:value="0.14" calcext:value-type="currency">
            <text:p>0.14 €</text:p>
          </table:table-cell>
          <table:table-cell office:value-type="float" office:value="0" calcext:value-type="float">
            <text:p>0</text:p>
          </table:table-cell>
          <table:table-cell table:formula="of:=[.P5]*(1-[.Q5])" office:value-type="currency" office:currency="EUR" office:value="0.14" calcext:value-type="currency">
            <text:p>0.14 €</text:p>
          </table:table-cell>
          <table:table-cell table:formula="of:=[.P5]-[.N5]" office:value-type="currency" office:currency="EUR" office:value="0" calcext:value-type="currency">
            <text:p>0.00 €</text:p>
          </table:table-cell>
          <table:table-cell table:formula="of:=[.O5]*[.I5]-([.G5]*[.$C$1]+[.H5]*[.$C$2])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Elkos-radial-85-C/M-A-220U-35/3/index.html?ACTION=3&amp;LA=446&amp;ARTICLE=199836&amp;GROUPID=3143&amp;artnr=M-A+220U+35&amp;SEARCH=Elko%2Bradial%2B220%2B3.5%2B35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inear reg 5V</text:p>
          </table:table-cell>
          <table:table-cell office:value-type="string" calcext:value-type="string">
            <text:p>TO92</text:p>
          </table:table-cell>
          <table:table-cell table:style-name="ce16" office:value-type="string" calcext:value-type="string">
            <text:p>Generic</text:p>
          </table:table-cell>
          <table:table-cell office:value-type="string" calcext:value-type="string">
            <text:p>78L05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µA 78L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1" calcext:value-type="currency">
            <text:p>0.110 €</text:p>
          </table:table-cell>
          <table:table-cell table:formula="of:=[.G6]*[.K6]" office:value-type="currency" office:currency="EUR" office:value="0.11" calcext:value-type="currency">
            <text:p>0.110 €</text:p>
          </table:table-cell>
          <table:table-cell table:formula="of:=[.H6]*[.K6]" office:value-type="currency" office:currency="EUR" office:value="0" calcext:value-type="currency">
            <text:p>0.000 €</text:p>
          </table:table-cell>
          <table:table-cell table:formula="of:=[.G6]*[.K6]*[.$C$1]+[.H6]*[.K6]*[.$C$2]" office:value-type="currency" office:currency="EUR" office:value="0.11" calcext:value-type="currency">
            <text:p>0.11 €</text:p>
          </table:table-cell>
          <table:table-cell table:style-name="ce34" table:formula="of:=CEILING([.G6]*[.$C$1]/[.I6]+[.H6]*[.$C$2]/[.I6])" office:value-type="float" office:value="1" calcext:value-type="float">
            <text:p>1</text:p>
          </table:table-cell>
          <table:table-cell table:formula="of:=[.O6]*[.I6]*[.K6]" office:value-type="currency" office:currency="EUR" office:value="0.11" calcext:value-type="currency">
            <text:p>0.11 €</text:p>
          </table:table-cell>
          <table:table-cell office:value-type="float" office:value="0" calcext:value-type="float">
            <text:p>0</text:p>
          </table:table-cell>
          <table:table-cell table:formula="of:=[.P6]*(1-[.Q6])" office:value-type="currency" office:currency="EUR" office:value="0.11" calcext:value-type="currency">
            <text:p>0.11 €</text:p>
          </table:table-cell>
          <table:table-cell table:formula="of:=[.P6]-[.N6]" office:value-type="currency" office:currency="EUR" office:value="0" calcext:value-type="currency">
            <text:p>0.00 €</text:p>
          </table:table-cell>
          <table:table-cell table:formula="of:=[.O6]*[.I6]-([.G6]*[.$C$1]+[.H6]*[.$C$2])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ICs-A-A-/-A-78L05/3/index.html?ACTION=3&amp;LA=446&amp;ARTICLE=23470&amp;GROUPID=2908&amp;artnr=%C2%B5A+78L05&amp;SEARCH=78L05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AVR 8kB Flash 1kB SRAM</text:p>
          </table:table-cell>
          <table:table-cell table:style-name="ce8" office:value-type="string" calcext:value-type="string">
            <text:p>TQFP32</text:p>
          </table:table-cell>
          <table:table-cell table:style-name="ce17" office:value-type="string" calcext:value-type="string">
            <text:p>Generic</text:p>
          </table:table-cell>
          <table:table-cell table:style-name="ce3" office:value-type="string" calcext:value-type="string">
            <text:p>ATMega8-AU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ATMEGA 8-16 TQ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s</text:p>
          </table:table-cell>
          <table:table-cell table:style-name="ce28" office:value-type="currency" office:currency="EUR" office:value="2.3" calcext:value-type="currency">
            <text:p>2.300 €</text:p>
          </table:table-cell>
          <table:table-cell table:style-name="ce28" table:formula="of:=[.G7]*[.K7]" office:value-type="currency" office:currency="EUR" office:value="2.3" calcext:value-type="currency">
            <text:p>2.300 €</text:p>
          </table:table-cell>
          <table:table-cell table:style-name="ce28" table:formula="of:=[.H7]*[.K7]" office:value-type="currency" office:currency="EUR" office:value="0" calcext:value-type="currency">
            <text:p>0.000 €</text:p>
          </table:table-cell>
          <table:table-cell table:style-name="ce31" table:formula="of:=[.G7]*[.K7]*[.$C$1]+[.H7]*[.K7]*[.$C$2]" office:value-type="currency" office:currency="EUR" office:value="2.3" calcext:value-type="currency">
            <text:p>2.30 €</text:p>
          </table:table-cell>
          <table:table-cell table:style-name="ce35" table:formula="of:=CEILING([.G7]*[.$C$1]/[.I7]+[.H7]*[.$C$2]/[.I7])" office:value-type="float" office:value="1" calcext:value-type="float">
            <text:p>1</text:p>
          </table:table-cell>
          <table:table-cell table:style-name="ce31" table:formula="of:=[.O7]*[.I7]*[.K7]" office:value-type="currency" office:currency="EUR" office:value="2.3" calcext:value-type="currency">
            <text:p>2.30 €</text:p>
          </table:table-cell>
          <table:table-cell table:style-name="ce39" office:value-type="float" office:value="1" calcext:value-type="float">
            <text:p>1</text:p>
          </table:table-cell>
          <table:table-cell table:formula="of:=[.P7]*(1-[.Q7])" office:value-type="currency" office:currency="EUR" office:value="0" calcext:value-type="currency">
            <text:p>0.00 €</text:p>
          </table:table-cell>
          <table:table-cell table:style-name="ce31" table:formula="of:=[.P7]-[.N7]" office:value-type="currency" office:currency="EUR" office:value="0" calcext:value-type="currency">
            <text:p>0.00 €</text:p>
          </table:table-cell>
          <table:table-cell table:style-name="ce47" table:formula="of:=[.O7]*[.I7]-([.G7]*[.$C$1]+[.H7]*[.$C$2]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https://www.reichelt.de/Atmel-ATMega-AVRs/ATMEGA-8-16-TQ/3/index.html?ACTION=3&amp;LA=446&amp;ARTICLE=50551&amp;GROUPID=2959&amp;artnr=ATMEGA+8-16+TQ&amp;SEARCH=atmega8-au</text:p>
          </table:table-cell>
          <table:table-cell table:style-name="ce3" table:number-columns-repeated="1002"/>
        </table:table-row>
        <table:table-row table:style-name="ro1">
          <table:table-cell office:value-type="string" calcext:value-type="string">
            <text:p>Ceramic cap 22p NP0</text:p>
          </table:table-cell>
          <table:table-cell office:value-type="string" calcext:value-type="string">
            <text:p>0805</text:p>
          </table:table-cell>
          <table:table-cell table:style-name="ce18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NPO-G0805 22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8]*[.K8]" office:value-type="currency" office:currency="EUR" office:value="0.08" calcext:value-type="currency">
            <text:p>0.080 €</text:p>
          </table:table-cell>
          <table:table-cell table:formula="of:=[.H8]*[.K8]" office:value-type="currency" office:currency="EUR" office:value="0" calcext:value-type="currency">
            <text:p>0.000 €</text:p>
          </table:table-cell>
          <table:table-cell table:formula="of:=[.G8]*[.K8]*[.$C$1]+[.H8]*[.K8]*[.$C$2]" office:value-type="currency" office:currency="EUR" office:value="0.08" calcext:value-type="currency">
            <text:p>0.08 €</text:p>
          </table:table-cell>
          <table:table-cell table:style-name="ce34" table:formula="of:=CEILING([.G8]*[.$C$1]/[.I8]+[.H8]*[.$C$2]/[.I8])" office:value-type="float" office:value="2" calcext:value-type="float">
            <text:p>2</text:p>
          </table:table-cell>
          <table:table-cell table:formula="of:=[.O8]*[.I8]*[.K8]" office:value-type="currency" office:currency="EUR" office:value="0.08" calcext:value-type="currency">
            <text:p>0.08 €</text:p>
          </table:table-cell>
          <table:table-cell office:value-type="float" office:value="0" calcext:value-type="float">
            <text:p>0</text:p>
          </table:table-cell>
          <table:table-cell table:formula="of:=[.P8]*(1-[.Q8])" office:value-type="currency" office:currency="EUR" office:value="0.08" calcext:value-type="currency">
            <text:p>0.08 €</text:p>
          </table:table-cell>
          <table:table-cell table:formula="of:=[.P8]-[.N8]" office:value-type="currency" office:currency="EUR" office:value="0" calcext:value-type="currency">
            <text:p>0.00 €</text:p>
          </table:table-cell>
          <table:table-cell table:formula="of:=[.O8]*[.I8]-([.G8]*[.$C$1]+[.H8]*[.$C$2])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Vielschicht-SMD-G0805/NPO-G0805-22P/3/index.html?ACTION=3&amp;LA=446&amp;ARTICLE=13517&amp;GROUPID=8048&amp;artnr=NPO-G0805+22P&amp;SEARCH=22p%2B0805%2Bnp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LC cap 100n X7R</text:p>
          </table:table-cell>
          <table:table-cell office:value-type="string" calcext:value-type="string">
            <text:p>0805</text:p>
          </table:table-cell>
          <table:table-cell table:style-name="ce19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X7R-G0805 100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9]*[.K9]" office:value-type="currency" office:currency="EUR" office:value="0.28" calcext:value-type="currency">
            <text:p>0.280 €</text:p>
          </table:table-cell>
          <table:table-cell table:formula="of:=[.H9]*[.K9]" office:value-type="currency" office:currency="EUR" office:value="0.24" calcext:value-type="currency">
            <text:p>0.240 €</text:p>
          </table:table-cell>
          <table:table-cell table:formula="of:=[.G9]*[.K9]*[.$C$1]+[.H9]*[.K9]*[.$C$2]" office:value-type="currency" office:currency="EUR" office:value="1.48" calcext:value-type="currency">
            <text:p>1.48 €</text:p>
          </table:table-cell>
          <table:table-cell table:style-name="ce34" table:formula="of:=CEILING([.G9]*[.$C$1]/[.I9]+[.H9]*[.$C$2]/[.I9])" office:value-type="float" office:value="37" calcext:value-type="float">
            <text:p>37</text:p>
          </table:table-cell>
          <table:table-cell table:formula="of:=[.O9]*[.I9]*[.K9]" office:value-type="currency" office:currency="EUR" office:value="1.48" calcext:value-type="currency">
            <text:p>1.48 €</text:p>
          </table:table-cell>
          <table:table-cell office:value-type="float" office:value="0" calcext:value-type="float">
            <text:p>0</text:p>
          </table:table-cell>
          <table:table-cell table:formula="of:=[.P9]*(1-[.Q9])" office:value-type="currency" office:currency="EUR" office:value="1.48" calcext:value-type="currency">
            <text:p>1.48 €</text:p>
          </table:table-cell>
          <table:table-cell table:formula="of:=[.P9]-[.N9]" office:value-type="currency" office:currency="EUR" office:value="0" calcext:value-type="currency">
            <text:p>0.00 €</text:p>
          </table:table-cell>
          <table:table-cell table:formula="of:=[.O9]*[.I9]-([.G9]*[.$C$1]+[.H9]*[.$C$2])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Vielschicht-SMD-G0805/X7R-G0805-100N/3/index.html?ACTION=3&amp;LA=446&amp;ARTICLE=31879&amp;GROUPID=8048&amp;artnr=X7R-G0805+100N&amp;SEARCH=0805%2B100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rystal 16MHz</text:p>
          </table:table-cell>
          <table:table-cell office:value-type="string" calcext:value-type="string">
            <text:p>HC49U</text:p>
          </table:table-cell>
          <table:table-cell table:style-name="ce20" office:value-type="string" calcext:value-type="string">
            <text:p>Atmel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16,0000-HC49U-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3" calcext:value-type="currency">
            <text:p>0.230 €</text:p>
          </table:table-cell>
          <table:table-cell table:formula="of:=[.G10]*[.K10]" office:value-type="currency" office:currency="EUR" office:value="0.23" calcext:value-type="currency">
            <text:p>0.230 €</text:p>
          </table:table-cell>
          <table:table-cell table:formula="of:=[.H10]*[.K10]" office:value-type="currency" office:currency="EUR" office:value="0" calcext:value-type="currency">
            <text:p>0.000 €</text:p>
          </table:table-cell>
          <table:table-cell table:formula="of:=[.G10]*[.K10]*[.$C$1]+[.H10]*[.K10]*[.$C$2]" office:value-type="currency" office:currency="EUR" office:value="0.23" calcext:value-type="currency">
            <text:p>0.23 €</text:p>
          </table:table-cell>
          <table:table-cell table:style-name="ce34" table:formula="of:=CEILING([.G10]*[.$C$1]/[.I10]+[.H10]*[.$C$2]/[.I10])" office:value-type="float" office:value="1" calcext:value-type="float">
            <text:p>1</text:p>
          </table:table-cell>
          <table:table-cell table:formula="of:=[.O10]*[.I10]*[.K10]" office:value-type="currency" office:currency="EUR" office:value="0.23" calcext:value-type="currency">
            <text:p>0.23 €</text:p>
          </table:table-cell>
          <table:table-cell office:value-type="float" office:value="0" calcext:value-type="float">
            <text:p>0</text:p>
          </table:table-cell>
          <table:table-cell table:formula="of:=[.P10]*(1-[.Q10])" office:value-type="currency" office:currency="EUR" office:value="0.23" calcext:value-type="currency">
            <text:p>0.23 €</text:p>
          </table:table-cell>
          <table:table-cell table:formula="of:=[.P10]-[.N10]" office:value-type="currency" office:currency="EUR" office:value="0" calcext:value-type="currency">
            <text:p>0.00 €</text:p>
          </table:table-cell>
          <table:table-cell table:formula="of:=[.O10]*[.I10]-([.G10]*[.$C$1]+[.H10]*[.$C$2])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index.html?ACTION=3;ARTICLE=32852;SEARCH=16,0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lko 2200u/35V</text:p>
          </table:table-cell>
          <table:table-cell office:value-type="string" calcext:value-type="string">
            <text:p>RM7.5 Dia 16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FR1V222B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FR 2.200/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9" calcext:value-type="currency">
            <text:p>0.900 €</text:p>
          </table:table-cell>
          <table:table-cell table:formula="of:=[.G11]*[.K11]" office:value-type="currency" office:currency="EUR" office:value="0.9" calcext:value-type="currency">
            <text:p>0.900 €</text:p>
          </table:table-cell>
          <table:table-cell table:formula="of:=[.H11]*[.K11]" office:value-type="currency" office:currency="EUR" office:value="0.9" calcext:value-type="currency">
            <text:p>0.900 €</text:p>
          </table:table-cell>
          <table:table-cell table:formula="of:=[.G11]*[.K11]*[.$C$1]+[.H11]*[.K11]*[.$C$2]" office:value-type="currency" office:currency="EUR" office:value="5.4" calcext:value-type="currency">
            <text:p>5.40 €</text:p>
          </table:table-cell>
          <table:table-cell table:style-name="ce34" table:formula="of:=CEILING([.G11]*[.$C$1]/[.I11]+[.H11]*[.$C$2]/[.I11])" office:value-type="float" office:value="6" calcext:value-type="float">
            <text:p>6</text:p>
          </table:table-cell>
          <table:table-cell table:formula="of:=[.O11]*[.I11]*[.K11]" office:value-type="currency" office:currency="EUR" office:value="5.4" calcext:value-type="currency">
            <text:p>5.40 €</text:p>
          </table:table-cell>
          <table:table-cell office:value-type="float" office:value="0" calcext:value-type="float">
            <text:p>0</text:p>
          </table:table-cell>
          <table:table-cell table:formula="of:=[.P11]*(1-[.Q11])" office:value-type="currency" office:currency="EUR" office:value="5.4" calcext:value-type="currency">
            <text:p>5.40 €</text:p>
          </table:table-cell>
          <table:table-cell table:formula="of:=[.P11]-[.N11]" office:value-type="currency" office:currency="EUR" office:value="0" calcext:value-type="currency">
            <text:p>0.00 €</text:p>
          </table:table-cell>
          <table:table-cell table:formula="of:=[.O11]*[.I11]-([.G11]*[.$C$1]+[.H11]*[.$C$2])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Elkos-radial-105-C-5000-10000h/RAD-FR-2-200-35/3/index.html?ACTION=3&amp;LA=446&amp;ARTICLE=121275&amp;GROUPID=5513&amp;artnr=RAD+FR+2.200%2F35&amp;SEARCH=Elko%2B7.5mm%2B2200%2B35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rouded header 2x13P</text:p>
          </table:table-cell>
          <table:table-cell office:value-type="string" calcext:value-type="string">
            <text:p>100mi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WSL 26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7" calcext:value-type="currency">
            <text:p>0.170 €</text:p>
          </table:table-cell>
          <table:table-cell table:formula="of:=[.G12]*[.K12]" office:value-type="currency" office:currency="EUR" office:value="0.17" calcext:value-type="currency">
            <text:p>0.170 €</text:p>
          </table:table-cell>
          <table:table-cell table:formula="of:=[.H12]*[.K12]" office:value-type="currency" office:currency="EUR" office:value="0.34" calcext:value-type="currency">
            <text:p>0.340 €</text:p>
          </table:table-cell>
          <table:table-cell table:formula="of:=[.G12]*[.K12]*[.$C$1]+[.H12]*[.K12]*[.$C$2]" office:value-type="currency" office:currency="EUR" office:value="1.87" calcext:value-type="currency">
            <text:p>1.87 €</text:p>
          </table:table-cell>
          <table:table-cell table:style-name="ce34" table:formula="of:=CEILING([.G12]*[.$C$1]/[.I12]+[.H12]*[.$C$2]/[.I12])" office:value-type="float" office:value="11" calcext:value-type="float">
            <text:p>11</text:p>
          </table:table-cell>
          <table:table-cell table:formula="of:=[.O12]*[.I12]*[.K12]" office:value-type="currency" office:currency="EUR" office:value="1.87" calcext:value-type="currency">
            <text:p>1.87 €</text:p>
          </table:table-cell>
          <table:table-cell office:value-type="float" office:value="0" calcext:value-type="float">
            <text:p>0</text:p>
          </table:table-cell>
          <table:table-cell table:formula="of:=[.P12]*(1-[.Q12])" office:value-type="currency" office:currency="EUR" office:value="1.87" calcext:value-type="currency">
            <text:p>1.87 €</text:p>
          </table:table-cell>
          <table:table-cell table:formula="of:=[.P12]-[.N12]" office:value-type="currency" office:currency="EUR" office:value="0" calcext:value-type="currency">
            <text:p>0.00 €</text:p>
          </table:table-cell>
          <table:table-cell table:formula="of:=[.O12]*[.I12]-([.G12]*[.$C$1]+[.H12]*[.$C$2])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Pfosten-Wannenstecker/WSL-26G/3/index.html?ACTION=3&amp;LA=446&amp;ARTICLE=22828&amp;GROUPID=7437&amp;artnr=WSL+26G&amp;SEARCH=WANNE%2B26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Female header 2x30P</text:p>
          </table:table-cell>
          <table:table-cell table:style-name="ce9" office:value-type="string" calcext:value-type="string">
            <text:p>100mil</text:p>
          </table:table-cell>
          <table:table-cell table:style-name="ce21" office:value-type="string" calcext:value-type="string">
            <text:p>Generic</text:p>
          </table:table-cell>
          <table:table-cell table:style-name="ce3"/>
          <table:table-cell table:style-name="ce3" office:value-type="string" calcext:value-type="string">
            <text:p>Reichelt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s</text:p>
          </table:table-cell>
          <table:table-cell table:style-name="ce28"/>
          <table:table-cell table:style-name="ce28" table:formula="of:=[.G13]*[.K13]" office:value-type="currency" office:currency="EUR" office:value="0" calcext:value-type="currency">
            <text:p>0.000 €</text:p>
          </table:table-cell>
          <table:table-cell table:style-name="ce28" table:formula="of:=[.H13]*[.K13]" office:value-type="currency" office:currency="EUR" office:value="0" calcext:value-type="currency">
            <text:p>0.000 €</text:p>
          </table:table-cell>
          <table:table-cell table:style-name="ce31" table:formula="of:=[.G13]*[.K13]*[.$C$1]+[.H13]*[.K13]*[.$C$2]" office:value-type="currency" office:currency="EUR" office:value="0" calcext:value-type="currency">
            <text:p>0.00 €</text:p>
          </table:table-cell>
          <table:table-cell table:style-name="ce35" table:formula="of:=CEILING([.G13]*[.$C$1]/[.I13]+[.H13]*[.$C$2]/[.I13])" office:value-type="float" office:value="6" calcext:value-type="float">
            <text:p>6</text:p>
          </table:table-cell>
          <table:table-cell table:style-name="ce31" table:formula="of:=[.O13]*[.I13]*[.K13]" office:value-type="currency" office:currency="EUR" office:value="0" calcext:value-type="currency">
            <text:p>0.00 €</text:p>
          </table:table-cell>
          <table:table-cell table:style-name="ce39" office:value-type="float" office:value="1" calcext:value-type="float">
            <text:p>1</text:p>
          </table:table-cell>
          <table:table-cell table:formula="of:=[.P13]*(1-[.Q13])" office:value-type="currency" office:currency="EUR" office:value="0" calcext:value-type="currency">
            <text:p>0.00 €</text:p>
          </table:table-cell>
          <table:table-cell table:style-name="ce31" table:formula="of:=[.P13]-[.N13]" office:value-type="currency" office:currency="EUR" office:value="0" calcext:value-type="currency">
            <text:p>0.00 €</text:p>
          </table:table-cell>
          <table:table-cell table:style-name="ce47" table:formula="of:=[.O13]*[.I13]-([.G13]*[.$C$1]+[.H13]*[.$C$2])" office:value-type="float" office:value="0" calcext:value-type="float">
            <text:p>0</text:p>
          </table:table-cell>
          <table:table-cell table:style-name="ce3" table:number-columns-repeated="1004"/>
        </table:table-row>
        <table:table-row table:style-name="ro1">
          <table:table-cell office:value-type="string" calcext:value-type="string">
            <text:p>Pfostenstecker 2x13P</text:p>
          </table:table-cell>
          <table:table-cell office:value-type="string" calcext:value-type="string">
            <text:p>100mi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PFL 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9" calcext:value-type="currency">
            <text:p>0.190 €</text:p>
          </table:table-cell>
          <table:table-cell table:formula="of:=[.G14]*[.K14]" office:value-type="currency" office:currency="EUR" office:value="0.19" calcext:value-type="currency">
            <text:p>0.190 €</text:p>
          </table:table-cell>
          <table:table-cell table:formula="of:=[.H14]*[.K14]" office:value-type="currency" office:currency="EUR" office:value="0.38" calcext:value-type="currency">
            <text:p>0.380 €</text:p>
          </table:table-cell>
          <table:table-cell table:formula="of:=[.G14]*[.K14]*[.$C$1]+[.H14]*[.K14]*[.$C$2]" office:value-type="currency" office:currency="EUR" office:value="2.09" calcext:value-type="currency">
            <text:p>2.09 €</text:p>
          </table:table-cell>
          <table:table-cell table:style-name="ce34" table:formula="of:=CEILING([.G14]*[.$C$1]/[.I14]+[.H14]*[.$C$2]/[.I14])" office:value-type="float" office:value="11" calcext:value-type="float">
            <text:p>11</text:p>
          </table:table-cell>
          <table:table-cell table:formula="of:=[.O14]*[.I14]*[.K14]" office:value-type="currency" office:currency="EUR" office:value="2.09" calcext:value-type="currency">
            <text:p>2.09 €</text:p>
          </table:table-cell>
          <table:table-cell office:value-type="float" office:value="0" calcext:value-type="float">
            <text:p>0</text:p>
          </table:table-cell>
          <table:table-cell table:formula="of:=[.P14]*(1-[.Q14])" office:value-type="currency" office:currency="EUR" office:value="2.09" calcext:value-type="currency">
            <text:p>2.09 €</text:p>
          </table:table-cell>
          <table:table-cell table:formula="of:=[.P14]-[.N14]" office:value-type="currency" office:currency="EUR" office:value="0" calcext:value-type="currency">
            <text:p>0.00 €</text:p>
          </table:table-cell>
          <table:table-cell table:formula="of:=[.O14]*[.I14]-([.G14]*[.$C$1]+[.H14]*[.$C$2]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ttps://www.reichelt.de/Pfosten-Wannenstecker/PFL-26/3/index.html?ACTION=3&amp;LA=446&amp;ARTICLE=14575&amp;GROUPID=7437&amp;artnr=PFL+26&amp;SEARCH=WANNE%2B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achbandkabel 26P</text:p>
          </table:table-cell>
          <table:table-cell office:value-type="string" calcext:value-type="string">
            <text:p>50mi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AWG 28-26G 3M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3.3/3" office:value-type="currency" office:currency="EUR" office:value="1.1" calcext:value-type="currency">
            <text:p>1.100 €</text:p>
          </table:table-cell>
          <table:table-cell table:formula="of:=[.G15]*[.K15]" office:value-type="currency" office:currency="EUR" office:value="0.55" calcext:value-type="currency">
            <text:p>0.550 €</text:p>
          </table:table-cell>
          <table:table-cell table:formula="of:=[.H15]*[.K15]" office:value-type="currency" office:currency="EUR" office:value="0.55" calcext:value-type="currency">
            <text:p>0.550 €</text:p>
          </table:table-cell>
          <table:table-cell table:formula="of:=[.G15]*[.K15]*[.$C$1]+[.H15]*[.K15]*[.$C$2]" office:value-type="currency" office:currency="EUR" office:value="3.3" calcext:value-type="currency">
            <text:p>3.30 €</text:p>
          </table:table-cell>
          <table:table-cell table:style-name="ce34" table:formula="of:=CEILING([.G15]*[.$C$1]/[.I15]+[.H15]*[.$C$2]/[.I15])" office:value-type="float" office:value="1" calcext:value-type="float">
            <text:p>1</text:p>
          </table:table-cell>
          <table:table-cell table:formula="of:=[.O15]*[.I15]*[.K15]" office:value-type="currency" office:currency="EUR" office:value="3.3" calcext:value-type="currency">
            <text:p>3.30 €</text:p>
          </table:table-cell>
          <table:table-cell office:value-type="float" office:value="0" calcext:value-type="float">
            <text:p>0</text:p>
          </table:table-cell>
          <table:table-cell table:formula="of:=[.P15]*(1-[.Q15])" office:value-type="currency" office:currency="EUR" office:value="3.3" calcext:value-type="currency">
            <text:p>3.30 €</text:p>
          </table:table-cell>
          <table:table-cell table:formula="of:=[.P15]-[.N15]" office:value-type="currency" office:currency="EUR" office:value="0" calcext:value-type="currency">
            <text:p>0.00 €</text:p>
          </table:table-cell>
          <table:table-cell table:formula="of:=[.O15]*[.I15]-([.G15]*[.$C$1]+[.H15]*[.$C$2])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Flachbandkabel/AWG-28-26G-3M/3/index.html?ACTION=3&amp;LA=446&amp;ARTICLE=47644&amp;GROUPID=5030&amp;artnr=AWG+28-26G+3M&amp;SEARCH=flachbandkabel%2B26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8ch source driver</text:p>
          </table:table-cell>
          <table:table-cell table:style-name="ce10" office:value-type="string" calcext:value-type="string">
            <text:p>DIP18 (narrow)</text:p>
          </table:table-cell>
          <table:table-cell table:style-name="ce22" office:value-type="string" calcext:value-type="string">
            <text:p>Generic</text:p>
          </table:table-cell>
          <table:table-cell table:style-name="ce3" office:value-type="string" calcext:value-type="string">
            <text:p>UDN2981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UDN 29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s</text:p>
          </table:table-cell>
          <table:table-cell table:style-name="ce28" office:value-type="currency" office:currency="EUR" office:value="1.1" calcext:value-type="currency">
            <text:p>1.100 €</text:p>
          </table:table-cell>
          <table:table-cell table:style-name="ce28" table:formula="of:=[.G16]*[.K16]" office:value-type="currency" office:currency="EUR" office:value="4.4" calcext:value-type="currency">
            <text:p>4.400 €</text:p>
          </table:table-cell>
          <table:table-cell table:style-name="ce28" table:formula="of:=[.H16]*[.K16]" office:value-type="currency" office:currency="EUR" office:value="3.3" calcext:value-type="currency">
            <text:p>3.300 €</text:p>
          </table:table-cell>
          <table:table-cell table:style-name="ce31" table:formula="of:=[.G16]*[.K16]*[.$C$1]+[.H16]*[.K16]*[.$C$2]" office:value-type="currency" office:currency="EUR" office:value="20.9" calcext:value-type="currency">
            <text:p>20.90 €</text:p>
          </table:table-cell>
          <table:table-cell table:style-name="ce35" table:formula="of:=CEILING([.G16]*[.$C$1]/[.I16]+[.H16]*[.$C$2]/[.I16])" office:value-type="float" office:value="19" calcext:value-type="float">
            <text:p>19</text:p>
          </table:table-cell>
          <table:table-cell table:style-name="ce31" table:formula="of:=[.O16]*[.I16]*[.K16]" office:value-type="currency" office:currency="EUR" office:value="20.9" calcext:value-type="currency">
            <text:p>20.90 €</text:p>
          </table:table-cell>
          <table:table-cell table:style-name="ce39" office:value-type="float" office:value="1" calcext:value-type="float">
            <text:p>1</text:p>
          </table:table-cell>
          <table:table-cell table:formula="of:=[.P16]*(1-[.Q16])" office:value-type="currency" office:currency="EUR" office:value="0" calcext:value-type="currency">
            <text:p>0.00 €</text:p>
          </table:table-cell>
          <table:table-cell table:style-name="ce31" table:formula="of:=[.P16]-[.N16]" office:value-type="currency" office:currency="EUR" office:value="0" calcext:value-type="currency">
            <text:p>0.00 €</text:p>
          </table:table-cell>
          <table:table-cell table:style-name="ce47" table:formula="of:=[.O16]*[.I16]-([.G16]*[.$C$1]+[.H16]*[.$C$2]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https://www.reichelt.de/ICs-U-ZTK-/UDN-2981/3/index.html?ACTION=3&amp;LA=446&amp;ARTICLE=22008&amp;GROUPID=2921&amp;artnr=UDN+2981&amp;SEARCH=udn2981</text:p>
          </table:table-cell>
          <table:table-cell table:style-name="ce3" table:number-columns-repeated="1002"/>
        </table:table-row>
        <table:table-row table:style-name="ro1">
          <table:table-cell office:value-type="string" calcext:value-type="string">
            <text:p>Zener diode 3.6V 1.3W</text:p>
          </table:table-cell>
          <table:table-cell office:value-type="string" calcext:value-type="string">
            <text:p>DO-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ZD 3,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6" calcext:value-type="currency">
            <text:p>0.060 €</text:p>
          </table:table-cell>
          <table:table-cell table:formula="of:=[.G17]*[.K17]" office:value-type="currency" office:currency="EUR" office:value="0.42" calcext:value-type="currency">
            <text:p>0.420 €</text:p>
          </table:table-cell>
          <table:table-cell table:formula="of:=[.H17]*[.K17]" office:value-type="currency" office:currency="EUR" office:value="0" calcext:value-type="currency">
            <text:p>0.000 €</text:p>
          </table:table-cell>
          <table:table-cell table:formula="of:=[.G17]*[.K17]*[.$C$1]+[.H17]*[.K17]*[.$C$2]" office:value-type="currency" office:currency="EUR" office:value="0.42" calcext:value-type="currency">
            <text:p>0.42 €</text:p>
          </table:table-cell>
          <table:table-cell table:style-name="ce34" table:formula="of:=CEILING([.G17]*[.$C$1]/[.I17]+[.H17]*[.$C$2]/[.I17])" office:value-type="float" office:value="7" calcext:value-type="float">
            <text:p>7</text:p>
          </table:table-cell>
          <table:table-cell table:formula="of:=[.O17]*[.I17]*[.K17]" office:value-type="currency" office:currency="EUR" office:value="0.42" calcext:value-type="currency">
            <text:p>0.42 €</text:p>
          </table:table-cell>
          <table:table-cell office:value-type="float" office:value="0" calcext:value-type="float">
            <text:p>0</text:p>
          </table:table-cell>
          <table:table-cell table:formula="of:=[.P17]*(1-[.Q17])" office:value-type="currency" office:currency="EUR" office:value="0.42" calcext:value-type="currency">
            <text:p>0.42 €</text:p>
          </table:table-cell>
          <table:table-cell table:formula="of:=[.P17]-[.N17]" office:value-type="currency" office:currency="EUR" office:value="0" calcext:value-type="currency">
            <text:p>0.00 €</text:p>
          </table:table-cell>
          <table:table-cell table:formula="of:=[.O17]*[.I17]-([.G17]*[.$C$1]+[.H17]*[.$C$2])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ICs-U-ZTK-/UDN-2981/3/index.html?ACTION=3;ARTICLE=23081;SEARCH=Zener%203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umper 0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RND 0603 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1" calcext:value-type="currency">
            <text:p>0.011 €</text:p>
          </table:table-cell>
          <table:table-cell table:formula="of:=[.G18]*[.K18]" office:value-type="currency" office:currency="EUR" office:value="0.033" calcext:value-type="currency">
            <text:p>0.033 €</text:p>
          </table:table-cell>
          <table:table-cell table:formula="of:=[.H18]*[.K18]" office:value-type="currency" office:currency="EUR" office:value="0" calcext:value-type="currency">
            <text:p>0.000 €</text:p>
          </table:table-cell>
          <table:table-cell table:formula="of:=[.G18]*[.K18]*[.$C$1]+[.H18]*[.K18]*[.$C$2]" office:value-type="currency" office:currency="EUR" office:value="0.033" calcext:value-type="currency">
            <text:p>0.03 €</text:p>
          </table:table-cell>
          <table:table-cell table:style-name="ce34" table:formula="of:=CEILING([.G18]*[.$C$1]/[.I18]+[.H18]*[.$C$2]/[.I18])" office:value-type="float" office:value="1" calcext:value-type="float">
            <text:p>1</text:p>
          </table:table-cell>
          <table:table-cell table:formula="of:=[.O18]*[.I18]*[.K18]" office:value-type="currency" office:currency="EUR" office:value="0.11" calcext:value-type="currency">
            <text:p>0.11 €</text:p>
          </table:table-cell>
          <table:table-cell office:value-type="float" office:value="0" calcext:value-type="float">
            <text:p>0</text:p>
          </table:table-cell>
          <table:table-cell table:formula="of:=[.P18]*(1-[.Q18])" office:value-type="currency" office:currency="EUR" office:value="0.11" calcext:value-type="currency">
            <text:p>0.11 €</text:p>
          </table:table-cell>
          <table:table-cell table:formula="of:=[.P18]-[.N18]" office:value-type="currency" office:currency="EUR" office:value="0.077" calcext:value-type="currency">
            <text:p>0.08 €</text:p>
          </table:table-cell>
          <table:table-cell table:formula="of:=[.O18]*[.I18]-([.G18]*[.$C$1]+[.H18]*[.$C$2])" office:value-type="float" office:value="7" calcext:value-type="float">
            <text:p>7</text:p>
          </table:table-cell>
          <table:table-cell/>
          <table:table-cell office:value-type="string" calcext:value-type="string">
            <text:p>https://www.reichelt.de/SMD-0603-von-0-bis-910-Ohm/RND-0603-0/3/index.html?ACTION=3&amp;LA=446&amp;ARTICLE=182987&amp;GROUPID=7967&amp;artnr=RND+0603+0&amp;SEARCH=0%2Bohm%2B06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ch sink driver</text:p>
          </table:table-cell>
          <table:table-cell office:value-type="string" calcext:value-type="string">
            <text:p>DIP18 (narrow)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ULN280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ULN 2803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34" calcext:value-type="currency">
            <text:p>0.340 €</text:p>
          </table:table-cell>
          <table:table-cell table:formula="of:=[.G19]*[.K19]" office:value-type="currency" office:currency="EUR" office:value="1.02" calcext:value-type="currency">
            <text:p>1.020 €</text:p>
          </table:table-cell>
          <table:table-cell table:formula="of:=[.H19]*[.K19]" office:value-type="currency" office:currency="EUR" office:value="1.02" calcext:value-type="currency">
            <text:p>1.020 €</text:p>
          </table:table-cell>
          <table:table-cell table:formula="of:=[.G19]*[.K19]*[.$C$1]+[.H19]*[.K19]*[.$C$2]" office:value-type="currency" office:currency="EUR" office:value="6.12" calcext:value-type="currency">
            <text:p>6.12 €</text:p>
          </table:table-cell>
          <table:table-cell table:style-name="ce34" table:formula="of:=CEILING([.G19]*[.$C$1]/[.I19]+[.H19]*[.$C$2]/[.I19])" office:value-type="float" office:value="18" calcext:value-type="float">
            <text:p>18</text:p>
          </table:table-cell>
          <table:table-cell table:formula="of:=[.O19]*[.I19]*[.K19]" office:value-type="currency" office:currency="EUR" office:value="6.12" calcext:value-type="currency">
            <text:p>6.12 €</text:p>
          </table:table-cell>
          <table:table-cell office:value-type="float" office:value="0" calcext:value-type="float">
            <text:p>0</text:p>
          </table:table-cell>
          <table:table-cell table:formula="of:=[.P19]*(1-[.Q19])" office:value-type="currency" office:currency="EUR" office:value="6.12" calcext:value-type="currency">
            <text:p>6.12 €</text:p>
          </table:table-cell>
          <table:table-cell table:formula="of:=[.P19]-[.N19]" office:value-type="currency" office:currency="EUR" office:value="0" calcext:value-type="currency">
            <text:p>0.00 €</text:p>
          </table:table-cell>
          <table:table-cell table:formula="of:=[.O19]*[.I19]-([.G19]*[.$C$1]+[.H19]*[.$C$2])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ICs-U-ZTK-/ULN-2803A/3/index.html?ACTION=3&amp;LA=446&amp;ARTICLE=22085&amp;GROUPID=2921&amp;artnr=ULN+2803A&amp;SEARCH=ULN2803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Latched shift register</text:p>
          </table:table-cell>
          <table:table-cell table:style-name="ce8" office:value-type="string" calcext:value-type="string">
            <text:p>SO16</text:p>
          </table:table-cell>
          <table:table-cell table:style-name="ce23" office:value-type="string" calcext:value-type="string">
            <text:p>Generic</text:p>
          </table:table-cell>
          <table:table-cell table:style-name="ce25" office:value-type="string" calcext:value-type="string">
            <text:p>SN74HC59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SMD HC 59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s</text:p>
          </table:table-cell>
          <table:table-cell table:style-name="ce28" office:value-type="currency" office:currency="EUR" office:value="0.2" calcext:value-type="currency">
            <text:p>0.200 €</text:p>
          </table:table-cell>
          <table:table-cell table:style-name="ce28" table:formula="of:=[.G20]*[.K20]" office:value-type="currency" office:currency="EUR" office:value="1.2" calcext:value-type="currency">
            <text:p>1.200 €</text:p>
          </table:table-cell>
          <table:table-cell table:style-name="ce28" table:formula="of:=[.H20]*[.K20]" office:value-type="currency" office:currency="EUR" office:value="1.2" calcext:value-type="currency">
            <text:p>1.200 €</text:p>
          </table:table-cell>
          <table:table-cell table:style-name="ce31" table:formula="of:=[.G20]*[.K20]*[.$C$1]+[.H20]*[.K20]*[.$C$2]" office:value-type="currency" office:currency="EUR" office:value="7.2" calcext:value-type="currency">
            <text:p>7.20 €</text:p>
          </table:table-cell>
          <table:table-cell table:style-name="ce35" table:formula="of:=CEILING([.G20]*[.$C$1]/[.I20]+[.H20]*[.$C$2]/[.I20])" office:value-type="float" office:value="36" calcext:value-type="float">
            <text:p>36</text:p>
          </table:table-cell>
          <table:table-cell table:style-name="ce31" table:formula="of:=[.O20]*[.I20]*[.K20]" office:value-type="currency" office:currency="EUR" office:value="7.2" calcext:value-type="currency">
            <text:p>7.20 €</text:p>
          </table:table-cell>
          <table:table-cell table:style-name="ce39" office:value-type="float" office:value="1" calcext:value-type="float">
            <text:p>1</text:p>
          </table:table-cell>
          <table:table-cell table:formula="of:=[.P20]*(1-[.Q20])" office:value-type="currency" office:currency="EUR" office:value="0" calcext:value-type="currency">
            <text:p>0.00 €</text:p>
          </table:table-cell>
          <table:table-cell table:style-name="ce31" table:formula="of:=[.P20]-[.N20]" office:value-type="currency" office:currency="EUR" office:value="0" calcext:value-type="currency">
            <text:p>0.00 €</text:p>
          </table:table-cell>
          <table:table-cell table:style-name="ce47" table:formula="of:=[.O20]*[.I20]-([.G20]*[.$C$1]+[.H20]*[.$C$2])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https://www.reichelt.de/ICs-74HC-SMD/SMD-HC-595/3/index.html?ACTION=3&amp;LA=446&amp;ARTICLE=56622&amp;GROUPID=2931&amp;artnr=SMD+HC+595&amp;SEARCH=74HC595</text:p>
          </table:table-cell>
          <table:table-cell table:style-name="ce3" table:number-columns-repeated="1002"/>
        </table:table-row>
        <table:table-row table:style-name="ro1">
          <table:table-cell table:number-columns-repeated="16"/>
          <table:table-cell table:style-name="ce40" office:value-type="string" calcext:value-type="string">
            <text:p>Total</text:p>
          </table:table-cell>
          <table:table-cell table:style-name="ce41" table:formula="of:=SUM([.R4:.R20])" office:value-type="currency" office:currency="EUR" office:value="21.43" calcext:value-type="currency">
            <text:p>21.43 €</text:p>
          </table:table-cell>
          <table:table-cell table:number-columns-repeated="100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S1:Sheet1.T3">
            <calcext:condition calcext:apply-style-name="unhighlight" calcext:value="&lt;=-2" calcext:base-cell-address="Sheet1.S1"/>
          </calcext:conditional-format>
          <calcext:conditional-format calcext:target-range-address="Sheet1.B3:Sheet1.C3 Sheet1.B1:Sheet1.C1">
            <calcext:condition calcext:apply-style-name="greyed_out" calcext:value="=&quot;Generic&quot;" calcext:base-cell-address="Sheet1.B1"/>
            <calcext:condition calcext:apply-style-name="greyed_out" calcext:value="=&quot;other&quot;" calcext:base-cell-address="Sheet1.B1"/>
          </calcext:conditional-format>
          <calcext:conditional-format calcext:target-range-address="Sheet1.B17:Sheet1.B1048576 Sheet1.C21:Sheet1.C1048576 Sheet1.B4:Sheet1.C4 Sheet1.B6:Sheet1.C12 Sheet1.C14:Sheet1.C19 Sheet1.B14:Sheet1.B15">
            <calcext:condition calcext:apply-style-name="greyed_out" calcext:value="=&quot;Generic&quot;" calcext:base-cell-address="Sheet1.B4"/>
            <calcext:condition calcext:apply-style-name="greyed_out" calcext:value="=&quot;other&quot;" calcext:base-cell-address="Sheet1.B4"/>
          </calcext:conditional-format>
          <calcext:conditional-format calcext:target-range-address="Sheet1.C5:Sheet1.C5">
            <calcext:condition calcext:apply-style-name="greyed_out" calcext:value="=&quot;Generic&quot;" calcext:base-cell-address="Sheet1.C5"/>
            <calcext:condition calcext:apply-style-name="greyed_out" calcext:value="=&quot;other&quot;" calcext:base-cell-address="Sheet1.C5"/>
          </calcext:conditional-format>
          <calcext:conditional-format calcext:target-range-address="Sheet1.C6:Sheet1.C6">
            <calcext:condition calcext:apply-style-name="greyed_out" calcext:value="=&quot;Generic&quot;" calcext:base-cell-address="Sheet1.C6"/>
            <calcext:condition calcext:apply-style-name="greyed_out" calcext:value="=&quot;other&quot;" calcext:base-cell-address="Sheet1.C6"/>
          </calcext:conditional-format>
          <calcext:conditional-format calcext:target-range-address="Sheet1.C7:Sheet1.C7">
            <calcext:condition calcext:apply-style-name="greyed_out" calcext:value="=&quot;Generic&quot;" calcext:base-cell-address="Sheet1.C7"/>
            <calcext:condition calcext:apply-style-name="greyed_out" calcext:value="=&quot;other&quot;" calcext:base-cell-address="Sheet1.C7"/>
          </calcext:conditional-format>
          <calcext:conditional-format calcext:target-range-address="Sheet1.C8:Sheet1.C8">
            <calcext:condition calcext:apply-style-name="greyed_out" calcext:value="=&quot;Generic&quot;" calcext:base-cell-address="Sheet1.C8"/>
            <calcext:condition calcext:apply-style-name="greyed_out" calcext:value="=&quot;other&quot;" calcext:base-cell-address="Sheet1.C8"/>
          </calcext:conditional-format>
          <calcext:conditional-format calcext:target-range-address="Sheet1.C9:Sheet1.C9">
            <calcext:condition calcext:apply-style-name="greyed_out" calcext:value="=&quot;Generic&quot;" calcext:base-cell-address="Sheet1.C9"/>
            <calcext:condition calcext:apply-style-name="greyed_out" calcext:value="=&quot;other&quot;" calcext:base-cell-address="Sheet1.C9"/>
          </calcext:conditional-format>
          <calcext:conditional-format calcext:target-range-address="Sheet1.C10:Sheet1.C10">
            <calcext:condition calcext:apply-style-name="greyed_out" calcext:value="=&quot;Generic&quot;" calcext:base-cell-address="Sheet1.C10"/>
            <calcext:condition calcext:apply-style-name="greyed_out" calcext:value="=&quot;other&quot;" calcext:base-cell-address="Sheet1.C10"/>
          </calcext:conditional-format>
          <calcext:conditional-format calcext:target-range-address="Sheet1.B5:Sheet1.B5">
            <calcext:condition calcext:apply-style-name="greyed_out" calcext:value="=&quot;Generic&quot;" calcext:base-cell-address="Sheet1.B5"/>
            <calcext:condition calcext:apply-style-name="greyed_out" calcext:value="=&quot;other&quot;" calcext:base-cell-address="Sheet1.B5"/>
          </calcext:conditional-format>
          <calcext:conditional-format calcext:target-range-address="Sheet1.B13:Sheet1.C13">
            <calcext:condition calcext:apply-style-name="greyed_out" calcext:value="=&quot;Generic&quot;" calcext:base-cell-address="Sheet1.B13"/>
            <calcext:condition calcext:apply-style-name="greyed_out" calcext:value="=&quot;other&quot;" calcext:base-cell-address="Sheet1.B13"/>
          </calcext:conditional-format>
          <calcext:conditional-format calcext:target-range-address="Sheet1.D20:Sheet1.D20">
            <calcext:condition calcext:apply-style-name="greyed_out" calcext:value="=&quot;Generic&quot;" calcext:base-cell-address="Sheet1.D20"/>
            <calcext:condition calcext:apply-style-name="greyed_out" calcext:value="=&quot;other&quot;" calcext:base-cell-address="Sheet1.D20"/>
          </calcext:conditional-format>
          <calcext:conditional-format calcext:target-range-address="Sheet1.C20:Sheet1.C20">
            <calcext:condition calcext:apply-style-name="greyed_out" calcext:value="=&quot;Generic&quot;" calcext:base-cell-address="Sheet1.C20"/>
            <calcext:condition calcext:apply-style-name="greyed_out" calcext:value="=&quot;other&quot;" calcext:base-cell-address="Sheet1.C20"/>
          </calcext:conditional-format>
          <calcext:conditional-format calcext:target-range-address="Sheet1.B16:Sheet1.B16">
            <calcext:condition calcext:apply-style-name="greyed_out" calcext:value="=&quot;Generic&quot;" calcext:base-cell-address="Sheet1.B16"/>
            <calcext:condition calcext:apply-style-name="greyed_out" calcext:value="=&quot;other&quot;" calcext:base-cell-address="Sheet1.B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0109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09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20107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7P0"/>
    </number:currency-style>
    <number:currency-style style:name="N30107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highlight" style:family="table-cell" style:parent-style-name="Default">
      <style:table-cell-properties fo:background-color="#ffcccc"/>
    </style:style>
    <style:style style:name="greyed_5f_out" style:display-name="greyed_out" style:family="table-cell" style:parent-style-name="Default">
      <style:table-cell-properties fo:background-color="transparent"/>
      <style:text-properties fo:color="#99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23:31:14.538016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23:30:42.540656090</meta:creation-date>
    <meta:generator>LibreOffice/5.1.6.2.0$Linux_X86_64 LibreOffice_project/10$Build-2</meta:generator>
    <dc:date>2017-06-04T00:36:14.489853907</dc:date>
    <meta:editing-duration>PT54M11S</meta:editing-duration>
    <meta:editing-cycles>81</meta:editing-cycles>
    <meta:document-statistic meta:table-count="1" meta:cell-count="366" meta:object-count="0"/>
  </office:meta>
</office:document-meta>
</file>